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7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8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7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7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7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8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8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ce2"/>
        <table:table-column table:style-name="co17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table:number-columns-repeated="3"/>
          <table:table-cell table:formula="of:=SUM([.B2:.F2])" office:value-type="float" office:value="8100">
            <text:p>8100</text:p>
          </table:table-cell>
          <table:table-cell table:style-name="ce8" table:formula="of:=SUM([.B19:.F19])" office:value-type="float" office:value="520.833333333333">
            <text:p>520.8333333333</text:p>
          </table:table-cell>
          <table:table-cell office:value-type="string">
            <text:p>Անի Գ․</text:p>
          </table:table-cell>
          <table:table-cell office:value-type="float" office:value="13100">
            <text:p>131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9:.F19])" office:value-type="float" office:value="520.833333333333">
            <text:p>520.8333333333</text:p>
          </table:table-cell>
          <table:table-cell office:value-type="string">
            <text:p>Անժելա</text:p>
          </table:table-cell>
          <table:table-cell/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20.833333333333">
            <text:p>520.833333333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7" table:formula="of:=SUM([.B19:.F19])" office:value-type="float" office:value="520.833333333333">
            <text:p>520.833333333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9:.F19])" office:value-type="float" office:value="520.833333333333">
            <text:p>520.8333333333</text:p>
          </table:table-cell>
          <table:table-cell office:value-type="string">
            <text:p>Արեգ</text:p>
          </table:table-cell>
          <table:table-cell table:style-name="ce9"/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7"/>
          <table:table-cell table:formula="of:=SUM([.B19:.F19])" office:value-type="float" office:value="520.833333333333">
            <text:p>520.8333333333</text:p>
          </table:table-cell>
          <table:table-cell office:value-type="string">
            <text:p>Հասմիկ Դ․</text:p>
          </table:table-cell>
          <table:table-cell office:value-type="float" office:value="4600">
            <text:p>46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9:.F19])" office:value-type="float" office:value="520.833333333333">
            <text:p>520.83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9:.F19])" office:value-type="float" office:value="520.833333333333">
            <text:p>520.8333333333</text:p>
          </table:table-cell>
          <table:table-cell office:value-type="string">
            <text:p>Հրաչ</text:p>
          </table:table-cell>
          <table:table-cell office:value-type="float" office:value="10000">
            <text:p>1000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office:value-type="string">
            <text:p>Ժոզեֆ</text:p>
          </table:table-cell>
          <table:table-cell office:value-type="float" office:value="11100">
            <text:p>111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9:.F19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 table:style-name="Default"/>
          <table:table-cell table:formula="of:=SUM([.B19:.F19])" office:value-type="float" office:value="520.833333333333">
            <text:p>520.8333333333</text:p>
          </table:table-cell>
          <table:table-cell table:style-name="ce8" office:value-type="string">
            <text:p>Seryozha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table:number-columns-repeated="3"/>
          <table:table-cell table:style-name="Default"/>
          <table:table-cell table:style-name="Default" table:formula="of:=SUM([.B19:.F19])" office:value-type="float" office:value="520.833333333333">
            <text:p>520.833333333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9:.F19])" office:value-type="float" office:value="520.833333333333">
            <text:p>520.8333333333</text:p>
          </table:table-cell>
          <table:table-cell table:style-name="Default" office:value-type="string">
            <text:p>Gena</text:p>
          </table:table-cell>
          <table:table-cell office:value-type="float" office:value="2000">
            <text:p>2000</text:p>
          </table:table-cell>
          <table:table-cell table:number-columns-repeated="5"/>
        </table:table-row>
        <table:table-row table:style-name="ro9">
          <table:table-cell/>
          <table:table-cell table:formula="of:=[.B2]/16" office:value-type="float" office:value="287.5">
            <text:p>287.5</text:p>
          </table:table-cell>
          <table:table-cell table:formula="of:=[.C2]/15" office:value-type="float" office:value="233.333333333333">
            <text:p>233.3333333333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7/07/2015</text:date>, <text:time>11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7T11:33:23</dc:date>
    <meta:editing-duration>PT12H40M13S</meta:editing-duration>
    <meta:editing-cycles>519</meta:editing-cycles>
    <meta:generator>OpenOffice/4.1.1$Unix OpenOffice.org_project/411m6$Build-9775</meta:generator>
    <dc:creator>employee employee</dc:creator>
    <meta:document-statistic meta:table-count="5" meta:cell-count="1129" meta:object-count="0"/>
  </office:meta>
</office:document-meta>
</file>